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Heading_20_2" style:master-page-name="Standard">
      <style:paragraph-properties fo:margin-top="0.25in" fo:margin-bottom="0.0835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saoxndm6o852"/>Algorithm to display all the even numbers below 100</text:p>
      <text:p text:style-name="P1"/>
      <text:p text:style-name="P1">Step-1: start</text:p>
      <text:p text:style-name="P1">Step-2: Take a variable i</text:p>
      <text:p text:style-name="P1">Step-3: Take a for loop </text:p>
      <text:p text:style-name="P1">Step-4: check if i&lt;=100</text:p>
      <text:p text:style-name="P1">Step-5: If its true check if i/2==0</text:p>
      <text:p text:style-name="P1">Step-6: Then print the even number</text:p>
      <text:p text:style-name="P1">Step-7: If its false then stop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44" meta:character-count="236" meta:non-whitespace-character-count="198"/>
    <meta:generator>LibreOfficeDev/5.1.0.3$Linux_X86_64 LibreOffice_project/</meta:generator>
  </office:meta>
</office:document-meta>
</file>